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791cm" svg:height="8.091cm" svg:x="0.6cm" svg:y="1.0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07T14:35:33.855738896</dc:date>
    <meta:editing-duration>PT2M32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2cm" svg:height="8.092cm" xlink:href="." xlink:type="simple" chart:class="chart:scatter" chart:style-name="ch1">
        <chart:plot-area chart:style-name="ch2" chart:data-source-has-labels="both" svg:x="0.295cm" svg:y="0.161cm" svg:width="14.202cm" svg:height="7.77cm">
          <chartooo:coordinate-region svg:x="0.837cm" svg:y="0.36cm" svg:width="13.566cm" svg:height="7.37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.79717439317883E-016">
                <text:p>9.79717439317883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